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draw:marker-start-width="0.8cm" draw:marker-end-width="0.8cm" draw:fill="none" draw:textarea-vertical-align="middle" draw:auto-grow-height="false" fo:min-height="6.463cm" fo:min-width="8.105cm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2cm" fo:min-width="0cm"/>
    </style:style>
    <style:style style:name="gr3" style:family="graphic" style:parent-style-name="objectwithoutfill">
      <style:graphic-properties draw:stroke="dash" draw:stroke-dash="Dashed_20__28_var_29_"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061cm" svg:height="7.169cm" svg:x="3.079cm" svg:y="2.366cm">
          <text:p/>
          <draw:enhanced-geometry svg:viewBox="0 0 21600 21600" draw:glue-points="10800 0 0 10800 10800 21600 21600 10800" draw:path-stretchpoint-x="10800" draw:text-areas="?f8 ?f9 ?f10 ?f11" draw:mirror-horizontal="false" draw:mirror-vertical="false" draw:type="bracket-pair" draw:modifiers="1832.11638759264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247cm" svg:height="1.922cm" svg:x="0.415cm" svg:y="2.8cm">
          <draw:text-box>
            <text:p text:style-name="P2"><text:span text:style-name="T1">∆</text:span><text:span text:style-name="T1">x</text:span></text:p>
          </draw:text-box>
        </draw:frame>
        <draw:frame draw:style-name="gr2" draw:text-style-name="P2" draw:layer="layout" svg:width="2.247cm" svg:height="1.922cm" svg:x="0.415cm" svg:y="4.975cm">
          <draw:text-box>
            <text:p text:style-name="P2"><text:span text:style-name="T1">∆</text:span><text:span text:style-name="T1">y</text:span></text:p>
          </draw:text-box>
        </draw:frame>
        <draw:frame draw:style-name="gr2" draw:text-style-name="P2" draw:layer="layout" svg:width="2.247cm" svg:height="1.922cm" svg:x="0.415cm" svg:y="7.185cm">
          <draw:text-box>
            <text:p text:style-name="P2"><text:span text:style-name="T1">∆</text:span><text:span text:style-name="T1">θ</text:span></text:p>
          </draw:text-box>
        </draw:frame>
        <draw:frame draw:style-name="gr2" draw:text-style-name="P2" draw:layer="layout" svg:width="2.247cm" svg:height="1.922cm" svg:x="3.986cm" svg:y="0.227cm">
          <draw:text-box>
            <text:p text:style-name="P2"><text:span text:style-name="T1">∆</text:span><text:span text:style-name="T1">x</text:span></text:p>
          </draw:text-box>
        </draw:frame>
        <draw:frame draw:style-name="gr2" draw:text-style-name="P2" draw:layer="layout" svg:width="2.247cm" svg:height="1.922cm" svg:x="6.45cm" svg:y="0.227cm">
          <draw:text-box>
            <text:p text:style-name="P2"><text:span text:style-name="T1">∆</text:span><text:span text:style-name="T1">y</text:span></text:p>
          </draw:text-box>
        </draw:frame>
        <draw:frame draw:style-name="gr2" draw:text-style-name="P2" draw:layer="layout" svg:width="2.247cm" svg:height="1.922cm" svg:x="9.06cm" svg:y="0.227cm">
          <draw:text-box>
            <text:p text:style-name="P2"><text:span text:style-name="T1">∆</text:span><text:span text:style-name="T1">θ</text:span></text:p>
          </draw:text-box>
        </draw:frame>
        <draw:line draw:style-name="gr3" draw:text-style-name="P1" draw:layer="layout" svg:x1="0.541cm" svg:y1="4.685cm" svg:x2="12.649cm" svg:y2="4.685cm">
          <text:p/>
        </draw:line>
        <draw:line draw:style-name="gr3" draw:text-style-name="P1" draw:layer="layout" svg:x1="0.542cm" svg:y1="6.985cm" svg:x2="12.613cm" svg:y2="6.985cm">
          <text:p/>
        </draw:line>
        <draw:line draw:style-name="gr3" draw:text-style-name="P1" draw:layer="layout" svg:x1="6.149cm" svg:y1="10.04cm" svg:x2="6.149cm" svg:y2="0.348cm">
          <text:p/>
        </draw:line>
        <draw:line draw:style-name="gr3" draw:text-style-name="P1" draw:layer="layout" svg:x1="8.749cm" svg:y1="10.076cm" svg:x2="8.749cm" svg:y2="0.3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83cm" fo:margin-bottom="9.195cm" fo:margin-left="0cm" fo:margin-right="0cm" fo:page-width="13cm" fo:page-height="1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1T17:18:38.868659721</meta:creation-date>
    <dc:date>2017-12-01T17:31:26.795495134</dc:date>
    <meta:editing-duration>PT12M48S</meta:editing-duration>
    <meta:editing-cycles>1</meta:editing-cycles>
    <meta:document-statistic meta:object-count="11"/>
    <meta:generator>LibreOffice/4.3.3.2$Linux_X86_64 LibreOffice_project/430m0$Build-2</meta:generator>
  </office:meta>
</office:document-meta>
</file>